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05b" officeooo:paragraph-rsid="0011605b"/>
    </style:style>
    <style:style style:name="P2" style:family="paragraph" style:parent-style-name="Standard">
      <style:text-properties officeooo:rsid="0011f332" officeooo:paragraph-rsid="0011f332"/>
    </style:style>
    <style:style style:name="P3" style:family="paragraph" style:parent-style-name="Standard">
      <style:text-properties officeooo:rsid="0011f332" officeooo:paragraph-rsid="00126f2a"/>
    </style:style>
    <style:style style:name="P4" style:family="paragraph" style:parent-style-name="Standard">
      <style:text-properties officeooo:paragraph-rsid="00126f2a"/>
    </style:style>
    <style:style style:name="P5" style:family="paragraph" style:parent-style-name="Standard">
      <style:text-properties officeooo:rsid="00126f2a" officeooo:paragraph-rsid="00126f2a"/>
    </style:style>
    <style:style style:name="P6" style:family="paragraph" style:parent-style-name="Standard">
      <style:text-properties officeooo:rsid="00126f2a" officeooo:paragraph-rsid="00140639"/>
    </style:style>
    <style:style style:name="P7" style:family="paragraph" style:parent-style-name="Standard">
      <style:text-properties officeooo:rsid="00126f2a" officeooo:paragraph-rsid="00156a53"/>
    </style:style>
    <style:style style:name="P8" style:family="paragraph" style:parent-style-name="Standard">
      <style:text-properties officeooo:paragraph-rsid="00140639"/>
    </style:style>
    <style:style style:name="P9" style:family="paragraph" style:parent-style-name="Standard">
      <style:text-properties officeooo:rsid="00140639" officeooo:paragraph-rsid="00140639"/>
    </style:style>
    <style:style style:name="P10" style:family="paragraph" style:parent-style-name="Standard">
      <style:text-properties officeooo:rsid="00156a53" officeooo:paragraph-rsid="00156a53"/>
    </style:style>
    <style:style style:name="P11" style:family="paragraph" style:parent-style-name="Standard">
      <style:text-properties officeooo:paragraph-rsid="00156a53"/>
    </style:style>
    <style:style style:name="T1" style:family="text">
      <style:text-properties officeooo:rsid="0011605b"/>
    </style:style>
    <style:style style:name="T2" style:family="text">
      <style:text-properties officeooo:rsid="0011f332"/>
    </style:style>
    <style:style style:name="T3" style:family="text">
      <style:text-properties officeooo:rsid="00126f2a"/>
    </style:style>
    <style:style style:name="T4" style:family="text">
      <style:text-properties officeooo:rsid="00140639"/>
    </style:style>
    <style:style style:name="T5" style:family="text">
      <style:text-properties officeooo:rsid="00156a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T-2 </text:p>
      <text:p text:style-name="P1"/>
      <text:p text:style-name="P1">Perform following operation using CASSANDRA on library database</text:p>
      <text:p text:style-name="P1"/>
      <text:p text:style-name="P1">1. Create a keyspace library</text:p>
      <text:p text:style-name="P1"/>
      <text:p text:style-name="P1">&gt; CREATE KEYSPACE library WITH REPLICATION={</text:p>
      <text:p text:style-name="P1"><text:tab/>‘class’: ‘SimpleStrategy’,</text:p>
      <text:p text:style-name="P1"><text:tab/>‘replication_factor’: 3</text:p>
      <text:p text:style-name="P1">};</text:p>
      <text:p text:style-name="P1"/>
      <text:p text:style-name="P1">2. Create a column family by name lib_info:</text:p>
      <text:p text:style-name="P1"/>
      <text:p text:style-name="P1">&gt; CREATE TABLE lib_info(</text:p>
      <text:p text:style-name="P1"><text:tab/>sid int,</text:p>
      <text:p text:style-name="P1"><text:tab/>c_val counter,</text:p>
      <text:p text:style-name="P1"><text:tab/>sname text,</text:p>
      <text:p text:style-name="P1"><text:tab/>bname text,</text:p>
      <text:p text:style-name="P1"><text:tab/>bid int,</text:p>
      <text:p text:style-name="P1"><text:tab/>doi date,</text:p>
      <text:p text:style-name="P1"><text:tab/>PRIMARY KEY(sid,sname,bname,bid,doi)</text:p>
      <text:p text:style-name="P1">);</text:p>
      <text:p text:style-name="P1"/>
      <text:p text:style-name="P1">&gt; DESCRIBE lib_info;</text:p>
      <text:p text:style-name="P1"/>
      <text:p text:style-name="P1">OUTPUT:</text:p>
      <text:p text:style-name="P1"/>
      <text:p text:style-name="P1">CREATE TABLE library.lib_info (</text:p>
      <text:p text:style-name="P1"><text:s text:c="4"/>sid int,</text:p>
      <text:p text:style-name="P1"><text:s text:c="4"/>sname text,</text:p>
      <text:p text:style-name="P1"><text:s text:c="4"/>bname text,</text:p>
      <text:p text:style-name="P1"><text:s text:c="4"/>bid int,</text:p>
      <text:p text:style-name="P1"><text:s text:c="4"/>doi date,</text:p>
      <text:p text:style-name="P1"><text:s text:c="4"/>c_val counter,</text:p>
      <text:p text:style-name="P1"><text:s text:c="4"/>PRIMARY KEY (sid, sname, bname, bid, doi)</text:p>
      <text:p text:style-name="P1">) WITH CLUSTERING ORDER BY (sname ASC, bname ASC, bid ASC, doi ASC)</text:p>
      <text:p text:style-name="P1"><text:s text:c="4"/>AND additional_write_policy = '99p'</text:p>
      <text:p text:style-name="P1"><text:s text:c="4"/>AND bloom_filter_fp_chance = 0.01</text:p>
      <text:p text:style-name="P1"><text:s text:c="4"/>AND caching = {'keys': 'ALL', 'rows_per_partition': 'NONE'}</text:p>
      <text:p text:style-name="P1"><text:s text:c="4"/>AND cdc = false</text:p>
      <text:p text:style-name="P1"><text:s text:c="4"/>AND comment = ''</text:p>
      <text:p text:style-name="P1"><text:s text:c="4"/>AND compaction = {'class': 'org.apache.cassandra.db.compaction.SizeTieredCompactionStrategy', 'max_threshold': '32', 'min_threshold': '4'}</text:p>
      <text:p text:style-name="P1"><text:s text:c="4"/>AND compression = {'chunk_length_in_kb': '16', 'class': 'org.apache.cassandra.io.compress.LZ4Compressor'}</text:p>
      <text:p text:style-name="P1"><text:s text:c="4"/>AND crc_check_chance = 1.0</text:p>
      <text:p text:style-name="P1"><text:s text:c="4"/>AND default_time_to_live = 0;</text:p>
      <text:p text:style-name="P1"/>
      <text:p text:style-name="P1"/>
      <text:p text:style-name="P1"/>
      <text:p text:style-name="P1"/>
      <text:p text:style-name="P1"><text:soft-page-break/>3) Insert values in batches:</text:p>
      <text:p text:style-name="P1"/>
      <text:p text:style-name="P1">Ans. Not possible to insert (update doesn’t work with batches)</text:p>
      <text:p text:style-name="P1"/>
      <text:p text:style-name="P1">ERROR: InvalidRequest: Error from server: code=2200 [Invalid query] message="Cannot include a counter statement in a logged batch" </text:p>
      <text:p text:style-name="P1"/>
      <text:p text:style-name="P1">&gt;UPDATE lib_info SET c_val=c_val+1 WHERE sid=110 and sname=’<text:span text:style-name="T3">Sharan</text:span>’ AND bname=’BDA’ AND <text:span text:style-name="T2">bid=120 AND doi=’2022-01-27’ ;</text:span></text:p>
      <text:p text:style-name="Standard"/>
      <text:p text:style-name="P2">&gt; <text:span text:style-name="T1">UPDATE lib_info SET c_val=c_val+1 WHERE sid=11</text:span>2 <text:span text:style-name="T1">and sname=’</text:span>Varun<text:span text:style-name="T1">’ AND bname=’</text:span><text:span text:style-name="T3">CNS</text:span><text:span text:style-name="T1">’ AND </text:span>bid=110 AND doi=’2022-01-27’ ;</text:p>
      <text:p text:style-name="P2"/>
      <text:p text:style-name="P2">&gt; <text:span text:style-name="T1">UPDATE lib_info SET c_val=c_val+1 WHERE sid=11</text:span>2 <text:span text:style-name="T1">and sname=’</text:span>Varun<text:span text:style-name="T1">’ AND bname=’</text:span><text:span text:style-name="T3">CNS</text:span><text:span text:style-name="T1">’ AND </text:span>bid=110 AND doi=’2022-01-27’ ;</text:p>
      <text:p text:style-name="P2"/>
      <text:p text:style-name="P2">&gt; SELECT * FROM lib_info;</text:p>
      <text:p text:style-name="P2"/>
      <text:p text:style-name="Standard">sid | sname <text:s/>| bname | bid | doi <text:s text:c="7"/>| c_val</text:p>
      <text:p text:style-name="Standard">-----+--------+-------+-----+------------+-------</text:p>
      <text:p text:style-name="Standard"><text:s/>110 | <text:span text:style-name="T3">Sharan</text:span> | <text:s text:c="2"/>BDA | 1<text:span text:style-name="T2">2</text:span>0 | 2022-01-27 | <text:s text:c="4"/><text:span text:style-name="T2">1</text:span></text:p>
      <text:p text:style-name="Standard"><text:s/>112 | <text:s/><text:span text:style-name="T3">V</text:span>ar<text:span text:style-name="T3">u</text:span>n | <text:s text:c="3"/><text:span text:style-name="T1">CNS </text:span>| 1<text:span text:style-name="T2">1</text:span>0 | 2022-01-27 | <text:s text:c="4"/>2</text:p>
      <text:p text:style-name="Standard"/>
      <text:p text:style-name="P2">4. <text:span text:style-name="T3">Display details of table and increase counter</text:span></text:p>
      <text:p text:style-name="P2"/>
      <text:p text:style-name="P3">&gt; SELECT * FROM lib_info;</text:p>
      <text:p text:style-name="P3"/>
      <text:p text:style-name="P4">sid | sname <text:s/>| bname | bid | doi <text:s text:c="7"/>| c_val</text:p>
      <text:p text:style-name="P4">-----+--------+-------+-----+------------+-------</text:p>
      <text:p text:style-name="P4"><text:s/>110 | <text:span text:style-name="T3">Sharan</text:span> | <text:s text:c="2"/>BDA | 1<text:span text:style-name="T2">2</text:span>0 | 2022-01-27 | <text:s text:c="4"/><text:span text:style-name="T2">1</text:span></text:p>
      <text:p text:style-name="P4"><text:s/>112 | <text:s/><text:span text:style-name="T3">V</text:span>ar<text:span text:style-name="T3">u</text:span>n | <text:s text:c="3"/><text:span text:style-name="T1">CNS </text:span>| 1<text:span text:style-name="T2">1</text:span>0 | 2022-01-27 | <text:s text:c="4"/>2</text:p>
      <text:p text:style-name="P3"/>
      <text:p text:style-name="P5">&gt;<text:span text:style-name="T2"> </text:span><text:span text:style-name="T1">UPDATE lib_info SET c_val=c_val+1 WHERE sid=11</text:span><text:span text:style-name="T2">2 </text:span><text:span text:style-name="T1">and sname=’</text:span><text:span text:style-name="T2">Varun</text:span><text:span text:style-name="T1">’ AND bname=’</text:span>CNS<text:span text:style-name="T1">’ AND </text:span><text:span text:style-name="T2">bid=110 AND doi=’2022-01-2</text:span>7<text:span text:style-name="T2">’ ;</text:span></text:p>
      <text:p text:style-name="P5"/>
      <text:p text:style-name="P3">&gt; SELECT * FROM lib_info;</text:p>
      <text:p text:style-name="P3"/>
      <text:p text:style-name="P4">sid | sname <text:s/>| bname | bid | doi <text:s text:c="7"/>| c_val</text:p>
      <text:p text:style-name="P4">-----+--------+-------+-----+------------+-------</text:p>
      <text:p text:style-name="P4"><text:s/>110 | <text:span text:style-name="T3">Sharan</text:span> | <text:s text:c="2"/>BDA | 1<text:span text:style-name="T2">2</text:span>0 | 2022-01-27 | <text:s text:c="4"/><text:span text:style-name="T2">1</text:span></text:p>
      <text:p text:style-name="P5"><text:s/>112 | <text:s/>Varun | <text:s text:c="3"/><text:span text:style-name="T1">CNS </text:span>| 1<text:span text:style-name="T2">1</text:span>0 | 2022-01-27 | <text:s text:c="4"/>3</text:p>
      <text:p text:style-name="P5"/>
      <text:p text:style-name="P5">5. Write a query <text:span text:style-name="T4">to show student with id 112 has taken CNS 2 times</text:span></text:p>
      <text:p text:style-name="P5">&gt; SELECT * FROM lib_info WHERE sid=112 AND c_val&gt;=2 AND sname='Karan' AND bname='<text:span text:style-name="T4">CNS</text:span>' AND bid=1<text:span text:style-name="T4">1</text:span>0 AND doi='2022-01-27' ALLOW FILTERING;</text:p>
      <text:p text:style-name="P5"/>
      <text:p text:style-name="P8">sid | sname <text:s/>| bname | bid | doi <text:s text:c="7"/>| c_val</text:p>
      <text:p text:style-name="P6">-----+--------+-------+-----+------------+-------</text:p>
      <text:p text:style-name="P6"><text:s/>112 | <text:s/>Varun | <text:s text:c="3"/><text:span text:style-name="T1">CNS </text:span>| 1<text:span text:style-name="T2">1</text:span>0 | 2022-01-27 | <text:s text:c="4"/>3</text:p>
      <text:p text:style-name="P6"/>
      <text:p text:style-name="P9"/>
      <text:p text:style-name="P9"/>
      <text:p text:style-name="P9"><text:soft-page-break/>6. Export created column family to csv file</text:p>
      <text:p text:style-name="P9"/>
      <text:p text:style-name="P9">&gt; COPY lib_info(sid,sname,c_val,bid,bname,doi) TO ‘./lib.csv’;</text:p>
      <text:p text:style-name="P9"/>
      <text:p text:style-name="P9">Using 1 child processes</text:p>
      <text:p text:style-name="P9"/>
      <text:p text:style-name="P9">Starting copy of library.lib_info with columns [sid, sname, c_val, bid, bname, doi].</text:p>
      <text:p text:style-name="P9">Processed: 2 rows; Rate: <text:s text:c="5"/>11 rows/s; Avg. rate: <text:s text:c="6"/>3 rows/s</text:p>
      <text:p text:style-name="P9">2 rows exported to 1 files in 0.827 seconds.</text:p>
      <text:p text:style-name="P9"/>
      <text:p text:style-name="P9">7. Import csv dataset from local FS to cassandra</text:p>
      <text:p text:style-name="P9"/>
      <text:p text:style-name="P9">&gt; COPY lib_info(sid,sname,c_val,bid,bname,doi) FROM ‘./lib.csv’; </text:p>
      <text:p text:style-name="P3">Using 1 child processes</text:p>
      <text:p text:style-name="P3"/>
      <text:p text:style-name="P3">Starting copy of library.lib_info with columns [sid, sname, c_val, bid, bname, doi].</text:p>
      <text:p text:style-name="P3">Processed: 2 rows; Rate: <text:s text:c="6"/>1 rows/s; Avg. rate: <text:s text:c="6"/>1 rows/s</text:p>
      <text:p text:style-name="P3">2 rows imported from 1 files in 0 day, 0 hour, 0 minute, and 1.400 seconds (0 skipped).</text:p>
      <text:p text:style-name="P3"/>
      <text:p text:style-name="P10">&gt; SELECT * FROM LIB_INFO;</text:p>
      <text:p text:style-name="P11">sid | sname <text:s/>| bname | bid | doi <text:s text:c="7"/>| c_val</text:p>
      <text:p text:style-name="P11">-----+--------+-------+-----+------------+-------</text:p>
      <text:p text:style-name="P11"><text:s/>110 | <text:span text:style-name="T3">Sharan</text:span> | <text:s text:c="2"/>BDA | 1<text:span text:style-name="T2">2</text:span>0 | 2022-01-27 | <text:s text:c="4"/><text:span text:style-name="T5">2</text:span></text:p>
      <text:p text:style-name="P7"><text:s/>112 | <text:s/>Varun | <text:s text:c="3"/><text:span text:style-name="T1">CNS </text:span>| 1<text:span text:style-name="T2">1</text:span>0 | 2022-01-27 | <text:s text:c="4"/><text:span text:style-name="T5">6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17:54:06.378446824</meta:creation-date>
    <dc:date>2022-06-16T18:48:58.169808571</dc:date>
    <meta:editing-duration>PT2M58S</meta:editing-duration>
    <meta:editing-cycles>1</meta:editing-cycles>
    <meta:document-statistic meta:table-count="0" meta:image-count="0" meta:object-count="0" meta:page-count="3" meta:paragraph-count="82" meta:word-count="586" meta:character-count="3769" meta:non-whitespace-character-count="3078"/>
    <meta:generator>LibreOffice/6.4.7.2$Linux_X86_64 LibreOffice_project/40$Build-2</meta:generator>
  </office:meta>
</office:document-meta>
</file>